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f4cc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fo:font-style="normal" officeooo:rsid="03b12750" style:font-style-asian="normal" style:font-style-complex="normal"/>
    </style:style>
    <style:style style:name="T119" style:family="text">
      <style:text-properties fo:font-style="normal" officeooo:rsid="03b14c0b" style:font-style-asian="normal" style:font-style-complex="normal"/>
    </style:style>
    <style:style style:name="T120" style:family="text">
      <style:text-properties fo:font-style="normal" officeooo:rsid="03b32a27" style:font-style-asian="normal" style:font-style-complex="normal"/>
    </style:style>
    <style:style style:name="T121" style:family="text">
      <style:text-properties officeooo:rsid="000a14f6"/>
    </style:style>
    <style:style style:name="T122" style:family="text">
      <style:text-properties officeooo:rsid="005714b7"/>
    </style:style>
    <style:style style:name="T123" style:family="text">
      <style:text-properties officeooo:rsid="00880dbe"/>
    </style:style>
    <style:style style:name="T124" style:family="text">
      <style:text-properties officeooo:rsid="007c6d62"/>
    </style:style>
    <style:style style:name="T125" style:family="text">
      <style:text-properties officeooo:rsid="00836784"/>
    </style:style>
    <style:style style:name="T126" style:family="text">
      <style:text-properties officeooo:rsid="01e21ff5"/>
    </style:style>
    <style:style style:name="T127" style:family="text">
      <style:text-properties officeooo:rsid="0233449b"/>
    </style:style>
    <style:style style:name="T128" style:family="text">
      <style:text-properties officeooo:rsid="02317916"/>
    </style:style>
    <style:style style:name="T129" style:family="text">
      <style:text-properties officeooo:rsid="023d18e5"/>
    </style:style>
    <style:style style:name="T130" style:family="text">
      <style:text-properties officeooo:rsid="02867bcd"/>
    </style:style>
    <style:style style:name="T131" style:family="text">
      <style:text-properties officeooo:rsid="0063a409"/>
    </style:style>
    <style:style style:name="T132" style:family="text">
      <style:text-properties style:font-name="EB Garamond 12 All SC" fo:font-style="normal" officeooo:rsid="032f4d78" style:font-style-asian="normal" style:font-style-complex="normal"/>
    </style:style>
    <style:style style:name="T133" style:family="text">
      <style:text-properties style:font-name="EB Garamond 12 All SC" fo:font-style="normal" officeooo:rsid="033d7c9b" style:font-style-asian="normal" style:font-style-complex="normal"/>
    </style:style>
    <style:style style:name="T134" style:family="text">
      <style:text-properties style:font-name="EB Garamond 12 All SC" fo:font-style="normal" officeooo:rsid="033e9fb4" style:font-style-asian="normal" style:font-style-complex="normal"/>
    </style:style>
    <style:style style:name="T135" style:family="text">
      <style:text-properties officeooo:rsid="0340943a"/>
    </style:style>
    <style:style style:name="T136" style:family="text">
      <style:text-properties officeooo:rsid="0342108c"/>
    </style:style>
    <style:style style:name="T137" style:family="text">
      <style:text-properties officeooo:rsid="03430102"/>
    </style:style>
    <style:style style:name="T138" style:family="text">
      <style:text-properties officeooo:rsid="03432058"/>
    </style:style>
    <style:style style:name="T139" style:family="text">
      <style:text-properties officeooo:rsid="0344d082"/>
    </style:style>
    <style:style style:name="T140" style:family="text">
      <style:text-properties officeooo:rsid="034a2232"/>
    </style:style>
    <style:style style:name="T141" style:family="text">
      <style:text-properties officeooo:rsid="034f9051"/>
    </style:style>
    <style:style style:name="T142" style:family="text">
      <style:text-properties officeooo:rsid="0350d3c0"/>
    </style:style>
    <style:style style:name="T143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30">8</text:span></text:p>
      <text:p text:style-name="P25"/>
      <text:p text:style-name="P25"/>
      <text:p text:style-name="P21">© 201<text:span text:style-name="T130">8</text:span> by Wolfgang Skala. This edition is licensed under the<text:span text:style-name="T140"><text:line-break/></text:span>Creative Commons Attribution<text:span text:style-name="T123">-NonCommercial-ShareAlike</text:span> 4.0 International License.<text:span text:style-name="T140"><text:line-break/></text:span>To view a copy of this license, visit http://creativecommons.org/licenses/by<text:span text:style-name="T124">-nc-sa</text:span>/4.0/.</text:p>
      <text:p text:style-name="P20"/>
      <text:p text:style-name="P22">Music engraving by LilyPond 2.18.0 (http://www.lilypond.org).<text:span text:style-name="T122"><text:line-break/>Front matter</text:span> typeset with EB Garamond (http://www.georgduffner.at/ebgaramond).</text:p>
      <text:p text:style-name="P25"/>
      <text:p text:style-name="P19">First <text:span text:style-name="T126">version</text:span>, <text:span text:style-name="T135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3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41">9</text:span>-D-<text:span text:style-name="T141">3</text:span>).</text:p>
      <text:p text:style-name="P5"/>
      <text:p text:style-name="P7">In general, this edition closely follows the autograph. Any changes <text:span text:style-name="T121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1">Abbreviations: A, alto; B, bass;<text:span text:style-name="T129"> clno, clarino; Ms, manuscript; o</text:span>rg, basses and organ; <text:span text:style-name="T129">r, rest;</text:span> S,<text:span text:style-name="T142"> </text:span>soprano; T<text:span text:style-name="T125">, </text:span>tenor; <text:span text:style-name="T143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8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32"><text:line-break/>c r e d</text:span> o</text:p>
      <text:p text:style-name="P10"/>
      <text:p text:style-name="P35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9">34<text:tab/>org<text:tab/>2nd half note in Ms: </text:span><text:span text:style-name="T120">G</text:span><text:span text:style-name="T119">4–</text:span><text:span text:style-name="T120">G</text:span><text:span text:style-name="T119">4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18"><text:line-break/>62<text:tab/>org<text:tab/>1st half note in Ms: c2</text:span><text:span text:style-name="T18"><text:line-break/><text:line-break/><text:line-break/><text:line-break/></text:span><text:span text:style-name="T133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pan text:style-name="T19"><text:line-break/></text:span><text:span text:style-name="T134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/>
      <text:p text:style-name="P3">This edition has been compiled and checked with utmost diligence. <text:soft-page-break/>Nevertheless, errors and mistakes cannot be totally excluded. Please report any errors and mistakes to <text:span text:style-name="T128">wolfgang</text:span> (at) <text:span text:style-name="T127">esser-skala</text:span>.at<text:span text:style-name="T128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1">Salzburg, </text:span><text:span text:style-name="T20">March</text:span><text:span text:style-name="T11"> 201</text:span><text:span text:style-name="T13">8</text:span><text:line-break/>Wolfgang Skala</text:p>
      <text:p text:style-name="P33"/>
      <text:p text:style-name="P30"><text:span text:style-name="T140"><text:line-break/></text:span>C O N T E N T S</text:p>
      <text:p text:style-name="P24"/>
      <text:p text:style-name="P23"/>
      <text:p text:style-name="P18"><text:span text:style-name="T136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37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38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38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39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1T20:08:48.227045215</dc:date>
    <dc:creator>Wolfgang Skala</dc:creator>
    <meta:editing-duration>P9DT17H4M57S</meta:editing-duration>
    <meta:editing-cycles>866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109" meta:character-count="5313" meta:non-whitespace-character-count="4209"/>
  </office:meta>
</office:document-meta>
</file>